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2pt" style:font-size-asian="12pt" style:font-size-complex="12pt"/>
    </style:style>
    <style:style style:name="P2" style:family="paragraph" style:parent-style-name="Standard">
      <style:paragraph-properties fo:line-height="150%" fo:text-align="justify" style:justify-single-word="false"/>
      <style:text-properties fo:font-size="12pt" officeooo:paragraph-rsid="01666e83" style:font-size-asian="12pt" style:font-size-complex="12pt"/>
    </style:style>
    <style:style style:name="P3" style:family="paragraph" style:parent-style-name="Standard">
      <style:paragraph-properties fo:line-height="150%" fo:text-align="justify" style:justify-single-word="false"/>
      <style:text-properties fo:font-size="12pt" officeooo:paragraph-rsid="0024f040" style:font-size-asian="12pt" style:font-size-complex="12pt"/>
    </style:style>
    <style:style style:name="P4" style:family="paragraph" style:parent-style-name="Standard">
      <style:paragraph-properties fo:line-height="150%" fo:text-align="justify" style:justify-single-word="false"/>
      <style:text-properties fo:font-size="12pt" officeooo:paragraph-rsid="0048082d" style:font-size-asian="12pt" style:font-size-complex="12pt"/>
    </style:style>
    <style:style style:name="P5" style:family="paragraph" style:parent-style-name="Standard">
      <style:paragraph-properties fo:line-height="150%" fo:text-align="justify" style:justify-single-word="false"/>
      <style:text-properties fo:font-size="12pt" officeooo:paragraph-rsid="00547f9c" style:font-size-asian="12pt" style:font-size-complex="12pt"/>
    </style:style>
    <style:style style:name="P6" style:family="paragraph" style:parent-style-name="Standard">
      <style:paragraph-properties fo:line-height="150%" fo:text-align="justify" style:justify-single-word="false"/>
      <style:text-properties fo:font-size="12pt" officeooo:paragraph-rsid="005bc22e" style:font-size-asian="12pt" style:font-size-complex="12pt"/>
    </style:style>
    <style:style style:name="P7" style:family="paragraph" style:parent-style-name="Standard">
      <style:paragraph-properties fo:line-height="150%" fo:text-align="justify" style:justify-single-word="false"/>
      <style:text-properties fo:font-size="12pt" officeooo:paragraph-rsid="005e9d3d" style:font-size-asian="12pt" style:font-size-complex="12pt"/>
    </style:style>
    <style:style style:name="P8" style:family="paragraph" style:parent-style-name="Standard">
      <style:paragraph-properties fo:line-height="150%" fo:text-align="justify" style:justify-single-word="false"/>
      <style:text-properties fo:font-size="12pt" officeooo:paragraph-rsid="0061bf5d" style:font-size-asian="12pt" style:font-size-complex="12pt"/>
    </style:style>
    <style:style style:name="P9" style:family="paragraph" style:parent-style-name="Standard">
      <style:paragraph-properties fo:line-height="150%" fo:text-align="justify" style:justify-single-word="false"/>
      <style:text-properties fo:font-size="12pt" officeooo:paragraph-rsid="00cc92b0" style:font-size-asian="12pt" style:font-size-complex="12pt"/>
    </style:style>
    <style:style style:name="P10" style:family="paragraph" style:parent-style-name="Standard">
      <style:paragraph-properties fo:line-height="150%" fo:text-align="justify" style:justify-single-word="false"/>
      <style:text-properties fo:font-size="12pt" officeooo:paragraph-rsid="00751b22" style:font-size-asian="12pt" style:font-size-complex="12pt"/>
    </style:style>
    <style:style style:name="P11" style:family="paragraph" style:parent-style-name="Standard">
      <style:paragraph-properties fo:line-height="150%" fo:text-align="justify" style:justify-single-word="false"/>
      <style:text-properties fo:font-size="12pt" officeooo:paragraph-rsid="0076ca9c" style:font-size-asian="12pt" style:font-size-complex="12pt"/>
    </style:style>
    <style:style style:name="P12" style:family="paragraph" style:parent-style-name="Standard">
      <style:paragraph-properties fo:line-height="150%" fo:text-align="justify" style:justify-single-word="false"/>
      <style:text-properties fo:font-size="12pt" officeooo:paragraph-rsid="00797cb1" style:font-size-asian="12pt" style:font-size-complex="12pt"/>
    </style:style>
    <style:style style:name="P13" style:family="paragraph" style:parent-style-name="Standard">
      <style:paragraph-properties fo:line-height="150%" fo:text-align="justify" style:justify-single-word="false"/>
      <style:text-properties fo:font-size="12pt" officeooo:paragraph-rsid="007cecb8" style:font-size-asian="12pt" style:font-size-complex="12pt"/>
    </style:style>
    <style:style style:name="P14" style:family="paragraph" style:parent-style-name="Standard">
      <style:paragraph-properties fo:line-height="150%" fo:text-align="justify" style:justify-single-word="false"/>
      <style:text-properties fo:font-size="12pt" officeooo:paragraph-rsid="009968a9" style:font-size-asian="12pt" style:font-size-complex="12pt"/>
    </style:style>
    <style:style style:name="P15" style:family="paragraph" style:parent-style-name="Standard">
      <style:paragraph-properties fo:line-height="150%" fo:text-align="justify" style:justify-single-word="false"/>
      <style:text-properties fo:font-size="12pt" officeooo:paragraph-rsid="00ba5cbf" style:font-size-asian="12pt" style:font-size-complex="12pt"/>
    </style:style>
    <style:style style:name="P16" style:family="paragraph" style:parent-style-name="Standard">
      <style:paragraph-properties fo:line-height="150%" fo:text-align="justify" style:justify-single-word="false"/>
      <style:text-properties fo:font-size="12pt" officeooo:paragraph-rsid="00da696a" style:font-size-asian="12pt" style:font-size-complex="12pt"/>
    </style:style>
    <style:style style:name="P17" style:family="paragraph" style:parent-style-name="Standard">
      <style:paragraph-properties fo:line-height="150%" fo:text-align="justify" style:justify-single-word="false"/>
      <style:text-properties fo:font-size="12pt" officeooo:paragraph-rsid="00de50ed" style:font-size-asian="12pt" style:font-size-complex="12pt"/>
    </style:style>
    <style:style style:name="P18" style:family="paragraph" style:parent-style-name="Standard">
      <style:paragraph-properties fo:line-height="150%" fo:text-align="justify" style:justify-single-word="false"/>
      <style:text-properties fo:font-size="12pt" officeooo:paragraph-rsid="00f4ab5e" style:font-size-asian="12pt" style:font-size-complex="12pt"/>
    </style:style>
    <style:style style:name="P19" style:family="paragraph" style:parent-style-name="Standard">
      <style:paragraph-properties fo:line-height="150%" fo:text-align="justify" style:justify-single-word="false"/>
      <style:text-properties fo:font-size="12pt" officeooo:paragraph-rsid="00f8b5bf" style:font-size-asian="12pt" style:font-size-complex="12pt"/>
    </style:style>
    <style:style style:name="P20" style:family="paragraph" style:parent-style-name="Standard">
      <style:paragraph-properties fo:line-height="150%" fo:text-align="justify" style:justify-single-word="false"/>
      <style:text-properties fo:font-size="12pt" officeooo:paragraph-rsid="01175cab" style:font-size-asian="12pt" style:font-size-complex="12pt"/>
    </style:style>
    <style:style style:name="P21" style:family="paragraph" style:parent-style-name="Standard">
      <style:paragraph-properties fo:line-height="150%" fo:text-align="justify" style:justify-single-word="false"/>
      <style:text-properties fo:font-size="12pt" officeooo:paragraph-rsid="011e01df" style:font-size-asian="12pt" style:font-size-complex="12pt"/>
    </style:style>
    <style:style style:name="P22" style:family="paragraph" style:parent-style-name="Standard">
      <style:paragraph-properties fo:line-height="150%" fo:text-align="justify" style:justify-single-word="false"/>
      <style:text-properties fo:font-size="12pt" officeooo:paragraph-rsid="012da388" style:font-size-asian="12pt" style:font-size-complex="12pt"/>
    </style:style>
    <style:style style:name="P23" style:family="paragraph" style:parent-style-name="Standard">
      <style:paragraph-properties fo:line-height="150%" fo:text-align="justify" style:justify-single-word="false"/>
      <style:text-properties fo:font-size="12pt" officeooo:paragraph-rsid="013597a0" style:font-size-asian="12pt" style:font-size-complex="12pt"/>
    </style:style>
    <style:style style:name="P24" style:family="paragraph" style:parent-style-name="Standard">
      <style:paragraph-properties fo:line-height="150%" fo:text-align="justify" style:justify-single-word="false"/>
      <style:text-properties fo:font-size="12pt" officeooo:paragraph-rsid="014017aa" style:font-size-asian="12pt" style:font-size-complex="12pt"/>
    </style:style>
    <style:style style:name="P25" style:family="paragraph" style:parent-style-name="Standard">
      <style:paragraph-properties fo:line-height="150%" fo:text-align="justify" style:justify-single-word="false"/>
      <style:text-properties fo:font-size="12pt" officeooo:paragraph-rsid="014860c4" style:font-size-asian="12pt" style:font-size-complex="12pt"/>
    </style:style>
    <style:style style:name="P26" style:family="paragraph" style:parent-style-name="Standard">
      <style:paragraph-properties fo:line-height="150%" fo:text-align="justify" style:justify-single-word="false"/>
      <style:text-properties fo:font-size="12pt" officeooo:rsid="0024f040" officeooo:paragraph-rsid="0024f040" style:font-size-asian="12pt" style:font-size-complex="12pt"/>
    </style:style>
    <style:style style:name="P27" style:family="paragraph" style:parent-style-name="Standard">
      <style:paragraph-properties fo:line-height="150%" fo:text-align="justify" style:justify-single-word="false"/>
      <style:text-properties fo:font-size="12pt" officeooo:rsid="0024f040" officeooo:paragraph-rsid="0048082d" style:font-size-asian="12pt" style:font-size-complex="12pt"/>
    </style:style>
    <style:style style:name="P28" style:family="paragraph" style:parent-style-name="Standard">
      <style:paragraph-properties fo:line-height="150%" fo:text-align="justify" style:justify-single-word="false"/>
      <style:text-properties fo:font-size="12pt" officeooo:rsid="0025df5e" officeooo:paragraph-rsid="002aecdb" style:font-size-asian="12pt" style:font-size-complex="12pt"/>
    </style:style>
    <style:style style:name="P29" style:family="paragraph" style:parent-style-name="Standard">
      <style:paragraph-properties fo:line-height="150%" fo:text-align="justify" style:justify-single-word="false"/>
      <style:text-properties fo:font-size="12pt" officeooo:rsid="003ae0fd" officeooo:paragraph-rsid="003f9137" style:font-size-asian="12pt" style:font-size-complex="12pt"/>
    </style:style>
    <style:style style:name="P30" style:family="paragraph" style:parent-style-name="Standard">
      <style:paragraph-properties fo:line-height="150%" fo:text-align="justify" style:justify-single-word="false"/>
      <style:text-properties fo:font-size="12pt" officeooo:rsid="004a2c0a" officeooo:paragraph-rsid="004a2c0a" style:font-size-asian="12pt" style:font-size-complex="12pt"/>
    </style:style>
    <style:style style:name="P31" style:family="paragraph" style:parent-style-name="Standard">
      <style:paragraph-properties fo:line-height="150%" fo:text-align="justify" style:justify-single-word="false"/>
      <style:text-properties fo:font-size="12pt" officeooo:rsid="004a2c0a" officeooo:paragraph-rsid="00547f9c" style:font-size-asian="12pt" style:font-size-complex="12pt"/>
    </style:style>
    <style:style style:name="P32" style:family="paragraph" style:parent-style-name="Standard">
      <style:paragraph-properties fo:line-height="150%" fo:text-align="justify" style:justify-single-word="false"/>
      <style:text-properties fo:font-size="12pt" officeooo:rsid="004a2c0a" officeooo:paragraph-rsid="005bc22e" style:font-size-asian="12pt" style:font-size-complex="12pt"/>
    </style:style>
    <style:style style:name="P33" style:family="paragraph" style:parent-style-name="Standard">
      <style:paragraph-properties fo:line-height="150%" fo:text-align="justify" style:justify-single-word="false"/>
      <style:text-properties fo:font-size="12pt" officeooo:rsid="004a2c0a" officeooo:paragraph-rsid="005e9d3d" style:font-size-asian="12pt" style:font-size-complex="12pt"/>
    </style:style>
    <style:style style:name="P34" style:family="paragraph" style:parent-style-name="Standard">
      <style:paragraph-properties fo:line-height="150%" fo:text-align="justify" style:justify-single-word="false"/>
      <style:text-properties fo:font-size="12pt" officeooo:rsid="004a2c0a" officeooo:paragraph-rsid="0061bf5d" style:font-size-asian="12pt" style:font-size-complex="12pt"/>
    </style:style>
    <style:style style:name="P35" style:family="paragraph" style:parent-style-name="Standard">
      <style:paragraph-properties fo:line-height="150%" fo:text-align="justify" style:justify-single-word="false"/>
      <style:text-properties fo:font-size="12pt" officeooo:rsid="004a2c0a" officeooo:paragraph-rsid="00751b22" style:font-size-asian="12pt" style:font-size-complex="12pt"/>
    </style:style>
    <style:style style:name="P36" style:family="paragraph" style:parent-style-name="Standard">
      <style:paragraph-properties fo:line-height="150%" fo:text-align="justify" style:justify-single-word="false"/>
      <style:text-properties fo:font-size="12pt" officeooo:rsid="004a2c0a" officeooo:paragraph-rsid="0076ca9c" style:font-size-asian="12pt" style:font-size-complex="12pt"/>
    </style:style>
    <style:style style:name="P37" style:family="paragraph" style:parent-style-name="Standard">
      <style:paragraph-properties fo:line-height="150%" fo:text-align="justify" style:justify-single-word="false"/>
      <style:text-properties fo:font-size="12pt" officeooo:rsid="004a2c0a" officeooo:paragraph-rsid="00797cb1" style:font-size-asian="12pt" style:font-size-complex="12pt"/>
    </style:style>
    <style:style style:name="P38" style:family="paragraph" style:parent-style-name="Standard">
      <style:paragraph-properties fo:line-height="150%" fo:text-align="justify" style:justify-single-word="false"/>
      <style:text-properties fo:font-size="12pt" officeooo:rsid="004a2c0a" officeooo:paragraph-rsid="007cecb8" style:font-size-asian="12pt" style:font-size-complex="12pt"/>
    </style:style>
    <style:style style:name="P39" style:family="paragraph" style:parent-style-name="Standard">
      <style:paragraph-properties fo:line-height="150%" fo:text-align="justify" style:justify-single-word="false"/>
      <style:text-properties fo:font-size="12pt" officeooo:rsid="004a2c0a" officeooo:paragraph-rsid="009968a9" style:font-size-asian="12pt" style:font-size-complex="12pt"/>
    </style:style>
    <style:style style:name="P40" style:family="paragraph" style:parent-style-name="Standard">
      <style:paragraph-properties fo:line-height="150%" fo:text-align="justify" style:justify-single-word="false"/>
      <style:text-properties fo:font-size="12pt" officeooo:rsid="004d1395" officeooo:paragraph-rsid="004d1395" style:font-size-asian="12pt" style:font-size-complex="12pt"/>
    </style:style>
    <style:style style:name="P41" style:family="paragraph" style:parent-style-name="Standard">
      <style:paragraph-properties fo:line-height="150%" fo:text-align="justify" style:justify-single-word="false"/>
      <style:text-properties fo:font-size="12pt" officeooo:rsid="005758ff" officeooo:paragraph-rsid="005758ff" style:font-size-asian="12pt" style:font-size-complex="12pt"/>
    </style:style>
    <style:style style:name="P42" style:family="paragraph" style:parent-style-name="Standard">
      <style:paragraph-properties fo:line-height="150%" fo:text-align="justify" style:justify-single-word="false"/>
      <style:text-properties fo:font-size="12pt" officeooo:rsid="005b6889" officeooo:paragraph-rsid="005b6889" style:font-size-asian="12pt" style:font-size-complex="12pt"/>
    </style:style>
    <style:style style:name="P43" style:family="paragraph" style:parent-style-name="Standard">
      <style:paragraph-properties fo:line-height="150%" fo:text-align="justify" style:justify-single-word="false"/>
      <style:text-properties fo:font-size="12pt" officeooo:rsid="006669d3" officeooo:paragraph-rsid="006eef8f" style:font-size-asian="12pt" style:font-size-complex="12pt"/>
    </style:style>
    <style:style style:name="P44" style:family="paragraph" style:parent-style-name="Standard">
      <style:paragraph-properties fo:line-height="150%" fo:text-align="justify" style:justify-single-word="false"/>
      <style:text-properties fo:font-size="12pt" officeooo:rsid="006669d3" officeooo:paragraph-rsid="00cc92b0" style:font-size-asian="12pt" style:font-size-complex="12pt"/>
    </style:style>
    <style:style style:name="P45" style:family="paragraph" style:parent-style-name="Standard">
      <style:paragraph-properties fo:line-height="150%" fo:text-align="justify" style:justify-single-word="false"/>
      <style:text-properties fo:font-size="12pt" officeooo:rsid="00cb4236" officeooo:paragraph-rsid="00cb4236" style:font-size-asian="12pt" style:font-size-complex="12pt"/>
    </style:style>
    <style:style style:name="P46" style:family="paragraph" style:parent-style-name="Standard">
      <style:paragraph-properties fo:line-height="150%" fo:text-align="justify" style:justify-single-word="false"/>
      <style:text-properties fo:font-size="12pt" officeooo:rsid="006fdb4a" officeooo:paragraph-rsid="006fdb4a" style:font-size-asian="12pt" style:font-size-complex="12pt"/>
    </style:style>
    <style:style style:name="P47" style:family="paragraph" style:parent-style-name="Standard">
      <style:paragraph-properties fo:line-height="150%" fo:text-align="justify" style:justify-single-word="false"/>
      <style:text-properties fo:font-size="12pt" officeooo:rsid="007eef9e" officeooo:paragraph-rsid="007eef9e" style:font-size-asian="12pt" style:font-size-complex="12pt"/>
    </style:style>
    <style:style style:name="P48" style:family="paragraph" style:parent-style-name="Standard">
      <style:paragraph-properties fo:line-height="150%" fo:text-align="justify" style:justify-single-word="false"/>
      <style:text-properties fo:font-size="12pt" officeooo:rsid="008d64b9" officeooo:paragraph-rsid="009621d1" style:font-size-asian="12pt" style:font-size-complex="12pt"/>
    </style:style>
    <style:style style:name="P49" style:family="paragraph" style:parent-style-name="Standard">
      <style:paragraph-properties fo:line-height="150%" fo:text-align="justify" style:justify-single-word="false"/>
      <style:text-properties fo:font-size="12pt" officeooo:rsid="008d64b9" officeooo:paragraph-rsid="00991638" style:font-size-asian="12pt" style:font-size-complex="12pt"/>
    </style:style>
    <style:style style:name="P50" style:family="paragraph" style:parent-style-name="Standard">
      <style:paragraph-properties fo:line-height="150%" fo:text-align="justify" style:justify-single-word="false"/>
      <style:text-properties fo:font-size="12pt" officeooo:rsid="009cab61" officeooo:paragraph-rsid="00a4b0de" style:font-size-asian="12pt" style:font-size-complex="12pt"/>
    </style:style>
    <style:style style:name="P51" style:family="paragraph" style:parent-style-name="Standard">
      <style:paragraph-properties fo:line-height="150%" fo:text-align="justify" style:justify-single-word="false"/>
      <style:text-properties fo:font-size="12pt" officeooo:rsid="009cab61" officeooo:paragraph-rsid="00b000d6" style:font-size-asian="12pt" style:font-size-complex="12pt"/>
    </style:style>
    <style:style style:name="P52" style:family="paragraph" style:parent-style-name="Standard">
      <style:paragraph-properties fo:line-height="150%" fo:text-align="justify" style:justify-single-word="false"/>
      <style:text-properties fo:font-size="12pt" officeooo:rsid="00ac4867" officeooo:paragraph-rsid="00ac4867" style:font-size-asian="12pt" style:font-size-complex="12pt"/>
    </style:style>
    <style:style style:name="P53" style:family="paragraph" style:parent-style-name="Standard">
      <style:paragraph-properties fo:line-height="150%" fo:text-align="justify" style:justify-single-word="false"/>
      <style:text-properties fo:font-size="12pt" officeooo:rsid="00af33a5" officeooo:paragraph-rsid="00af33a5" style:font-size-asian="12pt" style:font-size-complex="12pt"/>
    </style:style>
    <style:style style:name="P54" style:family="paragraph" style:parent-style-name="Standard">
      <style:paragraph-properties fo:line-height="150%" fo:text-align="justify" style:justify-single-word="false"/>
      <style:text-properties fo:font-size="12pt" officeooo:rsid="00af33a5" officeooo:paragraph-rsid="00ba5cbf" style:font-size-asian="12pt" style:font-size-complex="12pt"/>
    </style:style>
    <style:style style:name="P55" style:family="paragraph" style:parent-style-name="Standard">
      <style:paragraph-properties fo:line-height="150%" fo:text-align="justify" style:justify-single-word="false"/>
      <style:text-properties fo:font-size="12pt" officeooo:rsid="00af33a5" officeooo:paragraph-rsid="00da696a" style:font-size-asian="12pt" style:font-size-complex="12pt"/>
    </style:style>
    <style:style style:name="P56" style:family="paragraph" style:parent-style-name="Standard">
      <style:paragraph-properties fo:line-height="150%" fo:text-align="justify" style:justify-single-word="false"/>
      <style:text-properties fo:font-size="12pt" officeooo:rsid="00bde78d" officeooo:paragraph-rsid="00bde78d" style:font-size-asian="12pt" style:font-size-complex="12pt"/>
    </style:style>
    <style:style style:name="P57" style:family="paragraph" style:parent-style-name="Standard">
      <style:paragraph-properties fo:line-height="150%" fo:text-align="justify" style:justify-single-word="false"/>
      <style:text-properties fo:font-size="12pt" officeooo:rsid="00bde78d" officeooo:paragraph-rsid="00da696a" style:font-size-asian="12pt" style:font-size-complex="12pt"/>
    </style:style>
    <style:style style:name="P58" style:family="paragraph" style:parent-style-name="Standard">
      <style:paragraph-properties fo:line-height="150%" fo:text-align="justify" style:justify-single-word="false"/>
      <style:text-properties fo:font-size="12pt" officeooo:rsid="00bde78d" officeooo:paragraph-rsid="00de50ed" style:font-size-asian="12pt" style:font-size-complex="12pt"/>
    </style:style>
    <style:style style:name="P59" style:family="paragraph" style:parent-style-name="Standard">
      <style:paragraph-properties fo:line-height="150%" fo:text-align="justify" style:justify-single-word="false"/>
      <style:text-properties fo:font-size="12pt" officeooo:rsid="00c65cd7" officeooo:paragraph-rsid="00d9d3e2" style:font-size-asian="12pt" style:font-size-complex="12pt"/>
    </style:style>
    <style:style style:name="P60" style:family="paragraph" style:parent-style-name="Standard">
      <style:paragraph-properties fo:line-height="150%" fo:text-align="justify" style:justify-single-word="false"/>
      <style:text-properties fo:font-size="12pt" officeooo:rsid="015120bd" officeooo:paragraph-rsid="015120bd" style:font-size-asian="12pt" style:font-size-complex="12pt"/>
    </style:style>
    <style:style style:name="P61" style:family="paragraph" style:parent-style-name="Standard">
      <style:paragraph-properties fo:line-height="150%" fo:text-align="justify" style:justify-single-word="false"/>
      <style:text-properties fo:font-size="12pt" officeooo:rsid="01526760" officeooo:paragraph-rsid="01526760" style:font-size-asian="12pt" style:font-size-complex="12pt"/>
    </style:style>
    <style:style style:name="P62" style:family="paragraph" style:parent-style-name="Standard">
      <style:paragraph-properties fo:line-height="150%" fo:text-align="justify" style:justify-single-word="false"/>
      <style:text-properties fo:font-size="12pt" officeooo:rsid="01549284" officeooo:paragraph-rsid="01549284" style:font-size-asian="12pt" style:font-size-complex="12pt"/>
    </style:style>
    <style:style style:name="P63" style:family="paragraph" style:parent-style-name="Standard">
      <style:paragraph-properties fo:line-height="150%" fo:text-align="justify" style:justify-single-word="false"/>
      <style:text-properties fo:font-size="12pt" officeooo:rsid="0157bbeb" officeooo:paragraph-rsid="0157bbeb" style:font-size-asian="12pt" style:font-size-complex="12pt"/>
    </style:style>
    <style:style style:name="P64" style:family="paragraph" style:parent-style-name="Standard">
      <style:paragraph-properties fo:line-height="150%" fo:text-align="justify" style:justify-single-word="false"/>
      <style:text-properties fo:font-size="12pt" officeooo:rsid="015b9215" officeooo:paragraph-rsid="015b9215" style:font-size-asian="12pt" style:font-size-complex="12pt"/>
    </style:style>
    <style:style style:name="P65" style:family="paragraph" style:parent-style-name="Standard">
      <style:paragraph-properties fo:line-height="150%" fo:text-align="justify" style:justify-single-word="false"/>
      <style:text-properties fo:font-size="12pt" officeooo:rsid="015d89bc" officeooo:paragraph-rsid="015d89bc" style:font-size-asian="12pt" style:font-size-complex="12pt"/>
    </style:style>
    <style:style style:name="P66" style:family="paragraph" style:parent-style-name="Standard">
      <style:paragraph-properties fo:line-height="150%" fo:text-align="justify" style:justify-single-word="false"/>
      <style:text-properties fo:font-size="12pt" officeooo:rsid="015de62d" officeooo:paragraph-rsid="015de62d" style:font-size-asian="12pt" style:font-size-complex="12pt"/>
    </style:style>
    <style:style style:name="P67" style:family="paragraph" style:parent-style-name="Standard">
      <style:paragraph-properties fo:line-height="150%" fo:text-align="justify" style:justify-single-word="false"/>
      <style:text-properties fo:font-size="12pt" officeooo:rsid="015faa02" officeooo:paragraph-rsid="015faa02" style:font-size-asian="12pt" style:font-size-complex="12pt"/>
    </style:style>
    <style:style style:name="P68" style:family="paragraph" style:parent-style-name="Standard">
      <style:paragraph-properties fo:line-height="150%" fo:text-align="justify" style:justify-single-word="false"/>
      <style:text-properties fo:font-size="12pt" officeooo:rsid="00de50ed" officeooo:paragraph-rsid="00de50ed" style:font-size-asian="12pt" style:font-size-complex="12pt"/>
    </style:style>
    <style:style style:name="P69" style:family="paragraph" style:parent-style-name="Standard">
      <style:paragraph-properties fo:line-height="150%" fo:text-align="justify" style:justify-single-word="false"/>
      <style:text-properties fo:font-size="12pt" officeooo:rsid="00c9669d" officeooo:paragraph-rsid="00d9d3e2" style:font-size-asian="12pt" style:font-size-complex="12pt"/>
    </style:style>
    <style:style style:name="P70" style:family="paragraph" style:parent-style-name="Standard">
      <style:paragraph-properties fo:line-height="150%" fo:text-align="justify" style:justify-single-word="false"/>
      <style:text-properties fo:font-size="12pt" officeooo:rsid="00e76d79" officeooo:paragraph-rsid="00f42816" style:font-size-asian="12pt" style:font-size-complex="12pt"/>
    </style:style>
    <style:style style:name="P71" style:family="paragraph" style:parent-style-name="Standard">
      <style:paragraph-properties fo:line-height="150%" fo:text-align="justify" style:justify-single-word="false"/>
      <style:text-properties fo:font-size="12pt" officeooo:rsid="00e76d79" officeooo:paragraph-rsid="00f8b5bf" style:font-size-asian="12pt" style:font-size-complex="12pt"/>
    </style:style>
    <style:style style:name="P72" style:family="paragraph" style:parent-style-name="Standard">
      <style:paragraph-properties fo:line-height="150%" fo:text-align="justify" style:justify-single-word="false"/>
      <style:text-properties fo:font-size="12pt" officeooo:rsid="00e9fdda" officeooo:paragraph-rsid="00f42816" style:font-size-asian="12pt" style:font-size-complex="12pt"/>
    </style:style>
    <style:style style:name="P73" style:family="paragraph" style:parent-style-name="Standard">
      <style:paragraph-properties fo:line-height="150%" fo:text-align="justify" style:justify-single-word="false"/>
      <style:text-properties fo:font-size="12pt" officeooo:rsid="00ec4e0a" officeooo:paragraph-rsid="00ec4e0a" style:font-size-asian="12pt" style:font-size-complex="12pt"/>
    </style:style>
    <style:style style:name="P74" style:family="paragraph" style:parent-style-name="Standard">
      <style:paragraph-properties fo:line-height="150%" fo:text-align="justify" style:justify-single-word="false"/>
      <style:text-properties fo:font-size="12pt" officeooo:rsid="00fe2d13" officeooo:paragraph-rsid="010bd7a8" style:font-size-asian="12pt" style:font-size-complex="12pt"/>
    </style:style>
    <style:style style:name="P75" style:family="paragraph" style:parent-style-name="Standard">
      <style:paragraph-properties fo:line-height="150%" fo:text-align="justify" style:justify-single-word="false"/>
      <style:text-properties fo:font-size="12pt" officeooo:rsid="010d238e" officeooo:paragraph-rsid="0112271f" style:font-size-asian="12pt" style:font-size-complex="12pt"/>
    </style:style>
    <style:style style:name="P76" style:family="paragraph" style:parent-style-name="Standard">
      <style:paragraph-properties fo:line-height="150%" fo:text-align="justify" style:justify-single-word="false"/>
      <style:text-properties fo:font-size="12pt" officeooo:rsid="010d238e" officeooo:paragraph-rsid="0111933b" style:font-size-asian="12pt" style:font-size-complex="12pt"/>
    </style:style>
    <style:style style:name="P77" style:family="paragraph" style:parent-style-name="Standard">
      <style:paragraph-properties fo:line-height="150%" fo:text-align="justify" style:justify-single-word="false"/>
      <style:text-properties fo:font-size="12pt" officeooo:rsid="010d238e" officeooo:paragraph-rsid="01175cab" style:font-size-asian="12pt" style:font-size-complex="12pt"/>
    </style:style>
    <style:style style:name="P78" style:family="paragraph" style:parent-style-name="Standard">
      <style:paragraph-properties fo:line-height="150%" fo:text-align="justify" style:justify-single-word="false"/>
      <style:text-properties fo:font-size="12pt" officeooo:rsid="010d238e" officeooo:paragraph-rsid="011e01df" style:font-size-asian="12pt" style:font-size-complex="12pt"/>
    </style:style>
    <style:style style:name="P79" style:family="paragraph" style:parent-style-name="Standard">
      <style:paragraph-properties fo:line-height="150%" fo:text-align="justify" style:justify-single-word="false"/>
      <style:text-properties fo:font-size="12pt" officeooo:rsid="010d9b55" officeooo:paragraph-rsid="0112271f" style:font-size-asian="12pt" style:font-size-complex="12pt"/>
    </style:style>
    <style:style style:name="P80" style:family="paragraph" style:parent-style-name="Standard">
      <style:paragraph-properties fo:line-height="150%" fo:text-align="justify" style:justify-single-word="false"/>
      <style:text-properties fo:font-size="12pt" officeooo:rsid="011bf967" officeooo:paragraph-rsid="011bf967" style:font-size-asian="12pt" style:font-size-complex="12pt"/>
    </style:style>
    <style:style style:name="P81" style:family="paragraph" style:parent-style-name="Standard">
      <style:paragraph-properties fo:line-height="150%" fo:text-align="justify" style:justify-single-word="false"/>
      <style:text-properties fo:font-size="12pt" officeooo:rsid="01260261" officeooo:paragraph-rsid="01260261" style:font-size-asian="12pt" style:font-size-complex="12pt"/>
    </style:style>
    <style:style style:name="P82" style:family="paragraph" style:parent-style-name="Standard">
      <style:paragraph-properties fo:line-height="150%" fo:text-align="justify" style:justify-single-word="false"/>
      <style:text-properties fo:font-size="12pt" officeooo:rsid="01295dfc" officeooo:paragraph-rsid="01295dfc" style:font-size-asian="12pt" style:font-size-complex="12pt"/>
    </style:style>
    <style:style style:name="P83" style:family="paragraph" style:parent-style-name="Standard">
      <style:paragraph-properties fo:line-height="150%" fo:text-align="justify" style:justify-single-word="false"/>
      <style:text-properties fo:font-size="12pt" officeooo:rsid="01295dfc" officeooo:paragraph-rsid="013597a0" style:font-size-asian="12pt" style:font-size-complex="12pt"/>
    </style:style>
    <style:style style:name="P84" style:family="paragraph" style:parent-style-name="Standard">
      <style:paragraph-properties fo:line-height="150%" fo:text-align="justify" style:justify-single-word="false"/>
      <style:text-properties fo:font-size="12pt" officeooo:rsid="0131b62e" officeooo:paragraph-rsid="0131b62e" style:font-size-asian="12pt" style:font-size-complex="12pt"/>
    </style:style>
    <style:style style:name="P85" style:family="paragraph" style:parent-style-name="Standard">
      <style:paragraph-properties fo:line-height="150%" fo:text-align="justify" style:justify-single-word="false"/>
      <style:text-properties fo:font-size="12pt" officeooo:rsid="013597a0" officeooo:paragraph-rsid="013597a0" style:font-size-asian="12pt" style:font-size-complex="12pt"/>
    </style:style>
    <style:style style:name="P86" style:family="paragraph" style:parent-style-name="Standard">
      <style:paragraph-properties fo:line-height="150%" fo:text-align="justify" style:justify-single-word="false"/>
      <style:text-properties fo:font-size="12pt" officeooo:rsid="013806a9" officeooo:paragraph-rsid="013806a9" style:font-size-asian="12pt" style:font-size-complex="12pt"/>
    </style:style>
    <style:style style:name="P87" style:family="paragraph" style:parent-style-name="Standard">
      <style:paragraph-properties fo:line-height="150%" fo:text-align="justify" style:justify-single-word="false"/>
      <style:text-properties fo:font-size="12pt" officeooo:rsid="013806a9" officeooo:paragraph-rsid="014017aa" style:font-size-asian="12pt" style:font-size-complex="12pt"/>
    </style:style>
    <style:style style:name="P88" style:family="paragraph" style:parent-style-name="Standard">
      <style:paragraph-properties fo:line-height="150%" fo:text-align="justify" style:justify-single-word="false"/>
      <style:text-properties fo:font-size="12pt" officeooo:rsid="013806a9" officeooo:paragraph-rsid="014860c4" style:font-size-asian="12pt" style:font-size-complex="12pt"/>
    </style:style>
    <style:style style:name="P89" style:family="paragraph" style:parent-style-name="Standard">
      <style:paragraph-properties fo:line-height="150%" fo:text-align="justify" style:justify-single-word="false"/>
      <style:text-properties fo:font-size="12pt" officeooo:rsid="014b3103" officeooo:paragraph-rsid="014b3103" style:font-size-asian="12pt" style:font-size-complex="12pt"/>
    </style:style>
    <style:style style:name="P90" style:family="paragraph" style:parent-style-name="Standard">
      <style:paragraph-properties fo:line-height="150%" fo:text-align="justify" style:justify-single-word="false"/>
      <style:text-properties fo:font-size="12pt" officeooo:rsid="014d0043" officeooo:paragraph-rsid="014d0043" style:font-size-asian="12pt" style:font-size-complex="12pt"/>
    </style:style>
    <style:style style:name="P91" style:family="paragraph" style:parent-style-name="Standard">
      <style:paragraph-properties fo:line-height="150%" fo:text-align="justify" style:justify-single-word="false"/>
      <style:text-properties fo:font-size="12pt" officeooo:rsid="01146f90" officeooo:paragraph-rsid="01146f90" style:font-size-asian="12pt" style:font-size-complex="12pt"/>
    </style:style>
    <style:style style:name="P92" style:family="paragraph" style:parent-style-name="Standard">
      <style:paragraph-properties fo:line-height="150%" fo:text-align="justify" style:justify-single-word="false"/>
      <style:text-properties fo:font-size="12pt" officeooo:rsid="008f8f5e" officeooo:paragraph-rsid="00991638" style:font-size-asian="12pt" style:font-size-complex="12pt"/>
    </style:style>
    <style:style style:name="P93" style:family="paragraph" style:parent-style-name="Standard">
      <style:paragraph-properties fo:line-height="150%" fo:text-align="justify" style:justify-single-word="false"/>
      <style:text-properties fo:font-size="12pt" officeooo:rsid="003ca514" officeooo:paragraph-rsid="003f9137" style:font-size-asian="12pt" style:font-size-complex="12pt"/>
    </style:style>
    <style:style style:name="T1" style:family="text">
      <style:text-properties officeooo:rsid="0022ee1d"/>
    </style:style>
    <style:style style:name="T2" style:family="text">
      <style:text-properties fo:font-style="italic" style:font-style-asian="italic" style:font-style-complex="italic"/>
    </style:style>
    <style:style style:name="T3" style:family="text">
      <style:text-properties fo:font-style="italic" officeooo:rsid="0022ee1d" style:font-style-asian="italic" style:font-style-complex="italic"/>
    </style:style>
    <style:style style:name="T4" style:family="text">
      <style:text-properties fo:font-style="italic" officeooo:rsid="0132f75b" style:font-style-asian="italic" style:font-style-complex="italic"/>
    </style:style>
    <style:style style:name="T5" style:family="text">
      <style:text-properties fo:font-style="italic" officeooo:rsid="013e794e" style:font-style-asian="italic" style:font-style-complex="italic"/>
    </style:style>
    <style:style style:name="T6" style:family="text">
      <style:text-properties fo:font-style="normal" officeooo:rsid="0023994f" style:font-style-asian="normal" style:font-style-complex="normal"/>
    </style:style>
    <style:style style:name="T7" style:family="text">
      <style:text-properties officeooo:rsid="0024f040"/>
    </style:style>
    <style:style style:name="T8" style:family="text">
      <style:text-properties style:font-name="Liberation Serif"/>
    </style:style>
    <style:style style:name="T9" style:family="text">
      <style:text-properties officeooo:rsid="0027fc81"/>
    </style:style>
    <style:style style:name="T10" style:family="text">
      <style:text-properties officeooo:rsid="0029108c"/>
    </style:style>
    <style:style style:name="T11" style:family="text">
      <style:text-properties officeooo:rsid="002a1c79"/>
    </style:style>
    <style:style style:name="T12" style:family="text">
      <style:text-properties officeooo:rsid="002aecdb"/>
    </style:style>
    <style:style style:name="T13" style:family="text">
      <style:text-properties officeooo:rsid="002c1f90"/>
    </style:style>
    <style:style style:name="T14" style:family="text">
      <style:text-properties officeooo:rsid="002d68d7"/>
    </style:style>
    <style:style style:name="T15" style:family="text">
      <style:text-properties officeooo:rsid="002da5a1"/>
    </style:style>
    <style:style style:name="T16" style:family="text">
      <style:text-properties officeooo:rsid="002f99c3"/>
    </style:style>
    <style:style style:name="T17" style:family="text">
      <style:text-properties officeooo:rsid="00317a69"/>
    </style:style>
    <style:style style:name="T18" style:family="text">
      <style:text-properties officeooo:rsid="00327b58"/>
    </style:style>
    <style:style style:name="T19" style:family="text">
      <style:text-properties officeooo:rsid="003ca514"/>
    </style:style>
    <style:style style:name="T20" style:family="text">
      <style:text-properties officeooo:rsid="00464189"/>
    </style:style>
    <style:style style:name="T21" style:family="text">
      <style:text-properties officeooo:rsid="00474927"/>
    </style:style>
    <style:style style:name="T22" style:family="text">
      <style:text-properties officeooo:rsid="0048a04b"/>
    </style:style>
    <style:style style:name="T23" style:family="text">
      <style:text-properties officeooo:rsid="004e62c0"/>
    </style:style>
    <style:style style:name="T24" style:family="text">
      <style:text-properties officeooo:rsid="004e6f59"/>
    </style:style>
    <style:style style:name="T25" style:family="text">
      <style:text-properties officeooo:rsid="005020c2"/>
    </style:style>
    <style:style style:name="T26" style:family="text">
      <style:text-properties officeooo:rsid="00520e76"/>
    </style:style>
    <style:style style:name="T27" style:family="text">
      <style:text-properties officeooo:rsid="00522797"/>
    </style:style>
    <style:style style:name="T28" style:family="text">
      <style:text-properties officeooo:rsid="005321dd"/>
    </style:style>
    <style:style style:name="T29" style:family="text">
      <style:text-properties officeooo:rsid="00547f9c"/>
    </style:style>
    <style:style style:name="T30" style:family="text">
      <style:text-properties officeooo:rsid="00557c42"/>
    </style:style>
    <style:style style:name="T31" style:family="text">
      <style:text-properties officeooo:rsid="005732f3"/>
    </style:style>
    <style:style style:name="T32" style:family="text">
      <style:text-properties officeooo:rsid="00586799"/>
    </style:style>
    <style:style style:name="T33" style:family="text">
      <style:text-properties officeooo:rsid="005942fc"/>
    </style:style>
    <style:style style:name="T34" style:family="text">
      <style:text-properties officeooo:rsid="005d7f3d"/>
    </style:style>
    <style:style style:name="T35" style:family="text">
      <style:text-properties officeooo:rsid="005e9d3d"/>
    </style:style>
    <style:style style:name="T36" style:family="text">
      <style:text-properties officeooo:rsid="0061bf5d"/>
    </style:style>
    <style:style style:name="T37" style:family="text">
      <style:text-properties officeooo:rsid="00679115"/>
    </style:style>
    <style:style style:name="T38" style:family="text">
      <style:text-properties officeooo:rsid="0068be92"/>
    </style:style>
    <style:style style:name="T39" style:family="text">
      <style:text-properties officeooo:rsid="00694da0"/>
    </style:style>
    <style:style style:name="T40" style:family="text">
      <style:text-properties officeooo:rsid="006b234c"/>
    </style:style>
    <style:style style:name="T41" style:family="text">
      <style:text-properties officeooo:rsid="006d1688"/>
    </style:style>
    <style:style style:name="T42" style:family="text">
      <style:text-properties officeooo:rsid="006d42da"/>
    </style:style>
    <style:style style:name="T43" style:family="text">
      <style:text-properties officeooo:rsid="00714c72"/>
    </style:style>
    <style:style style:name="T44" style:family="text">
      <style:text-properties officeooo:rsid="00724247"/>
    </style:style>
    <style:style style:name="T45" style:family="text">
      <style:text-properties officeooo:rsid="0074169c"/>
    </style:style>
    <style:style style:name="T46" style:family="text">
      <style:text-properties officeooo:rsid="007f8755"/>
    </style:style>
    <style:style style:name="T47" style:family="text">
      <style:text-properties officeooo:rsid="00805cbe"/>
    </style:style>
    <style:style style:name="T48" style:family="text">
      <style:text-properties officeooo:rsid="0080e2f9"/>
    </style:style>
    <style:style style:name="T49" style:family="text">
      <style:text-properties officeooo:rsid="0082a3e5"/>
    </style:style>
    <style:style style:name="T50" style:family="text">
      <style:text-properties officeooo:rsid="0083aa93"/>
    </style:style>
    <style:style style:name="T51" style:family="text">
      <style:text-properties officeooo:rsid="0086366e"/>
    </style:style>
    <style:style style:name="T52" style:family="text">
      <style:text-properties officeooo:rsid="0087c8db"/>
    </style:style>
    <style:style style:name="T53" style:family="text">
      <style:text-properties officeooo:rsid="008a6091"/>
    </style:style>
    <style:style style:name="T54" style:family="text">
      <style:text-properties officeooo:rsid="008e0d53"/>
    </style:style>
    <style:style style:name="T55" style:family="text">
      <style:text-properties officeooo:rsid="008f8f5e"/>
    </style:style>
    <style:style style:name="T56" style:family="text">
      <style:text-properties officeooo:rsid="00917391"/>
    </style:style>
    <style:style style:name="T57" style:family="text">
      <style:text-properties officeooo:rsid="009254ae"/>
    </style:style>
    <style:style style:name="T58" style:family="text">
      <style:text-properties officeooo:rsid="009293d4"/>
    </style:style>
    <style:style style:name="T59" style:family="text">
      <style:text-properties officeooo:rsid="00945ca8"/>
    </style:style>
    <style:style style:name="T60" style:family="text">
      <style:text-properties officeooo:rsid="0094fc7f"/>
    </style:style>
    <style:style style:name="T61" style:family="text">
      <style:text-properties officeooo:rsid="0096a848"/>
    </style:style>
    <style:style style:name="T62" style:family="text">
      <style:text-properties officeooo:rsid="0097b71e"/>
    </style:style>
    <style:style style:name="T63" style:family="text">
      <style:text-properties officeooo:rsid="0098e7fb"/>
    </style:style>
    <style:style style:name="T64" style:family="text">
      <style:text-properties officeooo:rsid="009d2848"/>
    </style:style>
    <style:style style:name="T65" style:family="text">
      <style:text-properties officeooo:rsid="009f24e8"/>
    </style:style>
    <style:style style:name="T66" style:family="text">
      <style:text-properties officeooo:rsid="00a007a2"/>
    </style:style>
    <style:style style:name="T67" style:family="text">
      <style:text-properties officeooo:rsid="00a0fc8b"/>
    </style:style>
    <style:style style:name="T68" style:family="text">
      <style:text-properties officeooo:rsid="00a30d67"/>
    </style:style>
    <style:style style:name="T69" style:family="text">
      <style:text-properties officeooo:rsid="00a32d80"/>
    </style:style>
    <style:style style:name="T70" style:family="text">
      <style:text-properties officeooo:rsid="00a479a2"/>
    </style:style>
    <style:style style:name="T71" style:family="text">
      <style:text-properties officeooo:rsid="00a4b0de"/>
    </style:style>
    <style:style style:name="T72" style:family="text">
      <style:text-properties officeooo:rsid="00a4fee5"/>
    </style:style>
    <style:style style:name="T73" style:family="text">
      <style:text-properties officeooo:rsid="00a59972"/>
    </style:style>
    <style:style style:name="T74" style:family="text">
      <style:text-properties officeooo:rsid="00a71f85"/>
    </style:style>
    <style:style style:name="T75" style:family="text">
      <style:text-properties officeooo:rsid="00aa445f"/>
    </style:style>
    <style:style style:name="T76" style:family="text">
      <style:text-properties officeooo:rsid="00adab6a"/>
    </style:style>
    <style:style style:name="T77" style:family="text">
      <style:text-properties officeooo:rsid="00adc158"/>
    </style:style>
    <style:style style:name="T78" style:family="text">
      <style:text-properties officeooo:rsid="00b000d6"/>
    </style:style>
    <style:style style:name="T79" style:family="text">
      <style:text-properties officeooo:rsid="00b08554"/>
    </style:style>
    <style:style style:name="T80" style:family="text">
      <style:text-properties officeooo:rsid="00b72eb1"/>
    </style:style>
    <style:style style:name="T81" style:family="text">
      <style:text-properties officeooo:rsid="00c0282c"/>
    </style:style>
    <style:style style:name="T82" style:family="text">
      <style:text-properties officeooo:rsid="00c190e0"/>
    </style:style>
    <style:style style:name="T83" style:family="text">
      <style:text-properties officeooo:rsid="00c1c923"/>
    </style:style>
    <style:style style:name="T84" style:family="text">
      <style:text-properties officeooo:rsid="00c4d8f0"/>
    </style:style>
    <style:style style:name="T85" style:family="text">
      <style:text-properties officeooo:rsid="00c85883"/>
    </style:style>
    <style:style style:name="T86" style:family="text">
      <style:text-properties officeooo:rsid="00c9669d"/>
    </style:style>
    <style:style style:name="T87" style:family="text">
      <style:text-properties officeooo:rsid="00cdbc4a"/>
    </style:style>
    <style:style style:name="T88" style:family="text">
      <style:text-properties officeooo:rsid="00cf2f9f"/>
    </style:style>
    <style:style style:name="T89" style:family="text">
      <style:text-properties officeooo:rsid="00cf8e03"/>
    </style:style>
    <style:style style:name="T90" style:family="text">
      <style:text-properties officeooo:rsid="00d3d461"/>
    </style:style>
    <style:style style:name="T91" style:family="text">
      <style:text-properties officeooo:rsid="00d5f295"/>
    </style:style>
    <style:style style:name="T92" style:family="text">
      <style:text-properties officeooo:rsid="00d61be3"/>
    </style:style>
    <style:style style:name="T93" style:family="text">
      <style:text-properties officeooo:rsid="00d7f962"/>
    </style:style>
    <style:style style:name="T94" style:family="text">
      <style:text-properties officeooo:rsid="00dc03ab"/>
    </style:style>
    <style:style style:name="T95" style:family="text">
      <style:text-properties officeooo:rsid="00dcb586"/>
    </style:style>
    <style:style style:name="T96" style:family="text">
      <style:text-properties officeooo:rsid="00def30b"/>
    </style:style>
    <style:style style:name="T97" style:family="text">
      <style:text-properties officeooo:rsid="00e1f73a"/>
    </style:style>
    <style:style style:name="T98" style:family="text">
      <style:text-properties officeooo:rsid="00e2efde"/>
    </style:style>
    <style:style style:name="T99" style:family="text">
      <style:text-properties officeooo:rsid="00e4d51b"/>
    </style:style>
    <style:style style:name="T100" style:family="text">
      <style:text-properties officeooo:rsid="00e632d4"/>
    </style:style>
    <style:style style:name="T101" style:family="text">
      <style:text-properties officeooo:rsid="00e737fb"/>
    </style:style>
    <style:style style:name="T102" style:family="text">
      <style:text-properties officeooo:rsid="00e76d79"/>
    </style:style>
    <style:style style:name="T103" style:family="text">
      <style:text-properties officeooo:rsid="00e7b438"/>
    </style:style>
    <style:style style:name="T104" style:family="text">
      <style:text-properties officeooo:rsid="00e8b0ad"/>
    </style:style>
    <style:style style:name="T105" style:family="text">
      <style:text-properties officeooo:rsid="00e9fdda"/>
    </style:style>
    <style:style style:name="T106" style:family="text">
      <style:text-properties officeooo:rsid="00edeb1d"/>
    </style:style>
    <style:style style:name="T107" style:family="text">
      <style:text-properties officeooo:rsid="00efdf2c"/>
    </style:style>
    <style:style style:name="T108" style:family="text">
      <style:text-properties officeooo:rsid="00f05e73"/>
    </style:style>
    <style:style style:name="T109" style:family="text">
      <style:text-properties officeooo:rsid="00f0f433"/>
    </style:style>
    <style:style style:name="T110" style:family="text">
      <style:text-properties officeooo:rsid="00f51265"/>
    </style:style>
    <style:style style:name="T111" style:family="text">
      <style:text-properties officeooo:rsid="00f97a97"/>
    </style:style>
    <style:style style:name="T112" style:family="text">
      <style:text-properties officeooo:rsid="00feec66"/>
    </style:style>
    <style:style style:name="T113" style:family="text">
      <style:text-properties officeooo:rsid="00ff8ecd"/>
    </style:style>
    <style:style style:name="T114" style:family="text">
      <style:text-properties officeooo:rsid="0101bc94"/>
    </style:style>
    <style:style style:name="T115" style:family="text">
      <style:text-properties officeooo:rsid="010205b1"/>
    </style:style>
    <style:style style:name="T116" style:family="text">
      <style:text-properties officeooo:rsid="01021382"/>
    </style:style>
    <style:style style:name="T117" style:family="text">
      <style:text-properties officeooo:rsid="01023852"/>
    </style:style>
    <style:style style:name="T118" style:family="text">
      <style:text-properties officeooo:rsid="01033d1f"/>
    </style:style>
    <style:style style:name="T119" style:family="text">
      <style:text-properties officeooo:rsid="01052175"/>
    </style:style>
    <style:style style:name="T120" style:family="text">
      <style:text-properties officeooo:rsid="0105fbcf"/>
    </style:style>
    <style:style style:name="T121" style:family="text">
      <style:text-properties officeooo:rsid="0106db24"/>
    </style:style>
    <style:style style:name="T122" style:family="text">
      <style:text-properties officeooo:rsid="0106e433"/>
    </style:style>
    <style:style style:name="T123" style:family="text">
      <style:text-properties officeooo:rsid="01074b2e"/>
    </style:style>
    <style:style style:name="T124" style:family="text">
      <style:text-properties officeooo:rsid="0109208e"/>
    </style:style>
    <style:style style:name="T125" style:family="text">
      <style:text-properties officeooo:rsid="010bd7a8"/>
    </style:style>
    <style:style style:name="T126" style:family="text">
      <style:text-properties officeooo:rsid="010d9b55"/>
    </style:style>
    <style:style style:name="T127" style:family="text">
      <style:text-properties officeooo:rsid="01187c81"/>
    </style:style>
    <style:style style:name="T128" style:family="text">
      <style:text-properties officeooo:rsid="011c073e"/>
    </style:style>
    <style:style style:name="T129" style:family="text">
      <style:text-properties officeooo:rsid="011e01df"/>
    </style:style>
    <style:style style:name="T130" style:family="text">
      <style:text-properties officeooo:rsid="011faa9b"/>
    </style:style>
    <style:style style:name="T131" style:family="text">
      <style:text-properties officeooo:rsid="0127f848"/>
    </style:style>
    <style:style style:name="T132" style:family="text">
      <style:text-properties officeooo:rsid="01299290"/>
    </style:style>
    <style:style style:name="T133" style:family="text">
      <style:text-properties officeooo:rsid="012ab51f"/>
    </style:style>
    <style:style style:name="T134" style:family="text">
      <style:text-properties officeooo:rsid="012abd4e"/>
    </style:style>
    <style:style style:name="T135" style:family="text">
      <style:text-properties officeooo:rsid="012f755a"/>
    </style:style>
    <style:style style:name="T136" style:family="text">
      <style:text-properties officeooo:rsid="0132f75b"/>
    </style:style>
    <style:style style:name="T137" style:family="text">
      <style:text-properties officeooo:rsid="0135bb44"/>
    </style:style>
    <style:style style:name="T138" style:family="text">
      <style:text-properties officeooo:rsid="01392dbc"/>
    </style:style>
    <style:style style:name="T139" style:family="text">
      <style:text-properties officeooo:rsid="013aa2db"/>
    </style:style>
    <style:style style:name="T140" style:family="text">
      <style:text-properties officeooo:rsid="013acb00"/>
    </style:style>
    <style:style style:name="T141" style:family="text">
      <style:text-properties officeooo:rsid="013be7bf"/>
    </style:style>
    <style:style style:name="T142" style:family="text">
      <style:text-properties officeooo:rsid="013c83e8"/>
    </style:style>
    <style:style style:name="T143" style:family="text">
      <style:text-properties officeooo:rsid="013dabb9"/>
    </style:style>
    <style:style style:name="T144" style:family="text">
      <style:text-properties officeooo:rsid="013e794e"/>
    </style:style>
    <style:style style:name="T145" style:family="text">
      <style:text-properties officeooo:rsid="014017aa"/>
    </style:style>
    <style:style style:name="T146" style:family="text">
      <style:text-properties officeooo:rsid="0141b121"/>
    </style:style>
    <style:style style:name="T147" style:family="text">
      <style:text-properties officeooo:rsid="014251c2"/>
    </style:style>
    <style:style style:name="T148" style:family="text">
      <style:text-properties officeooo:rsid="0148bb95"/>
    </style:style>
    <style:style style:name="T149" style:family="text">
      <style:text-properties officeooo:rsid="0149cf69"/>
    </style:style>
    <style:style style:name="T150" style:family="text">
      <style:text-properties officeooo:rsid="014e57aa"/>
    </style:style>
    <style:style style:name="T151" style:family="text">
      <style:text-properties officeooo:rsid="014f6a13"/>
    </style:style>
    <style:style style:name="T152" style:family="text">
      <style:text-properties officeooo:rsid="014fa92b"/>
    </style:style>
    <style:style style:name="T153" style:family="text">
      <style:text-properties officeooo:rsid="01517a08"/>
    </style:style>
    <style:style style:name="T154" style:family="text">
      <style:text-properties officeooo:rsid="01526760"/>
    </style:style>
    <style:style style:name="T155" style:family="text">
      <style:text-properties officeooo:rsid="0156867f"/>
    </style:style>
    <style:style style:name="T156" style:family="text">
      <style:text-properties officeooo:rsid="0158f3a5"/>
    </style:style>
    <style:style style:name="T157" style:family="text">
      <style:text-properties officeooo:rsid="015a84ea"/>
    </style:style>
    <style:style style:name="T158" style:family="text">
      <style:text-properties officeooo:rsid="015d790b"/>
    </style:style>
    <style:style style:name="T159" style:family="text">
      <style:text-properties officeooo:rsid="015d89bc"/>
    </style:style>
    <style:style style:name="T160" style:family="text">
      <style:text-properties officeooo:rsid="01666e83"/>
    </style:style>
    <style:style style:name="T161" style:family="text">
      <style:text-properties officeooo:rsid="0168ae67"/>
    </style:style>
    <style:style style:name="T162" style:family="text">
      <style:text-properties officeooo:rsid="016b53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hotbah BimPra, 9 Agustus 2023</text:p>
      <text:p text:style-name="P1">===============================</text:p>
      <text:p text:style-name="P1">Malam Teman-teman, apa kabar? Semoga teman-teman baik dan sehat semua ya.</text:p>
      <text:p text:style-name="P1">Sebelum kita mulai, saya hendak memperkenalkan diri dulu ya. </text:p>
      <text:p text:style-name="P1">Nama saya Hendra Bunyamin. Istri saya bernama Meyliana dan kami sudah menikah sejak November 2006 dan sudah dikarunia 2 orang anak, yaitu Debora (kelas 3 SMP) dan Jose (kelas 6 SD). </text:p>
      <text:p text:style-name="P1">Profesi saya adalah dosen Program Studi Teknik Informatika di Universitas Kristen Maranatha. </text:p>
      <text:p text:style-name="P1"/>
      <text:p text:style-name="P1">Topik yang akan dibahas pada malam ini adalah Perbedaan Pria dan Wanita tetapi saya tidak akan membahas perbedaan-perbedaan tersebut karena saya yakin dari awal pacaran sampai sekarang teman-teman pasti sudah tahu banyak dan menemukan perbedaan-perbedaan antara teman dan pasangan teman-teman.</text:p>
      <text:p text:style-name="P2">Dalam pertemuan ini, kita akan <text:span text:style-name="T161">menyikapi bagaimana </text:span><text:span text:style-name="T162">cara </text:span><text:span text:style-name="T160">menghadapi perbedaan teman-teman dan pasangan ya. </text:span></text:p>
      <text:p text:style-name="P2"><text:span text:style-name="T160">Kita </text:span>saling sharing aja ya. Saya memang sudah lebih dahulu menikah tetapi itu bukan berarti saya lebih tahu daripada teman-teman di sini ya :-), jadi di sini kita sama ya ... sama-sama belajar bagaimana menyikapi perbedaan yang akan terjadi sepanjang kita menikah.</text:p>
      <text:p text:style-name="P1"/>
      <text:p text:style-name="P1">Teman-teman, apakah teman-teman tahu bahwa di kitab Kejadian 1, Tuhan menyatakan </text:p>
      <text:p text:style-name="P1"/>
      <text:p text:style-name="P1">1. Ayat 4: Allah melihat bahwa terang itu baik,</text:p>
      <text:p text:style-name="P1">2. Ayat 10: Lalu Allah menamai yang kering itu darat, dan kumpulan air itu dinamai-Nya laut. Allah melihat bahwa semuanya itu baik.</text:p>
      <text:p text:style-name="P1">3. Ayat 12: Tanah itu menumbuhkan tunas-tunas muda, segala jenis tumbuh-tumbuhan yang berbiji dan segala jenis pohon-pohonan yang menghasilkan buah yang berbiji. Allah melihat bahwa semuanya itu baik.</text:p>
      <text:p text:style-name="P1">4. Ayat 18: dan untuk menguasai siang dan malam, dan untuk memisahkan terang dari gelap. Allah melihat bahwa semuanya itu baik.</text:p>
      <text:p text:style-name="P1">5. Ayat 21: Maka Allah menciptakan binatang-binatang laut yang besar dan segala jenis makhluk hidup yang bergerak, yang berkeriapan dalam air, dan segala jenis burung yang bersayap. Allah melihat bahwa semuanya itu baik.</text:p>
      <text:p text:style-name="P1">6. Ayat 25: Allah menjadikan segala jenis binatang liar dan segala jenis ternak dan segala jenis binatang melata di muka bumi. Allah melihat bahwa semuanya itu baik.</text:p>
      <text:p text:style-name="P1"><text:soft-page-break/>7. Ayat 31: Maka Allah melihat segala yang dijadikan-Nya itu, sungguh amat baik. Jadilah petang dan jadilah pagi, itulah hari keenam.</text:p>
      <text:p text:style-name="P1"/>
      <text:p text:style-name="P1">==========</text:p>
      <text:p text:style-name="P1">SLIDE #1</text:p>
      <text:p text:style-name="P1">==========</text:p>
      <text:p text:style-name="P1">Kejadian 2:18 (TB)</text:p>
      <text:p text:style-name="P1">TUHAN Allah berfirman: "Tidak baik, kalau manusia itu seorang diri saja. Aku akan menjadikan penolong baginya, yang sepadan dengan dia."</text:p>
      <text:p text:style-name="P1"/>
      <text:p text:style-name="P1">Mengapa?</text:p>
      <text:p text:style-name="P1">Dalam kitab Kejadian 1:26 (TB), kita dapat membaca bahwa:</text:p>
      <text:p text:style-name="P1"/>
      <text:p text:style-name="P1">==========</text:p>
      <text:p text:style-name="P1">SLIDE #2</text:p>
      <text:p text:style-name="P1">==========</text:p>
      <text:p text:style-name="P1">Berfirmanlah Allah: "Baiklah Kita menjadikan manusia menurut gambar dan rupa Kita, supaya mereka berkuasa atas ikan-ikan di laut dan burung-burung di udara dan atas ternak dan atas seluruh bumi dan atas segala binatang melata yang merayap di bumi."</text:p>
      <text:p text:style-name="P1"/>
      <text:p text:style-name="P1">Kata Kita di sini menunjukkan bahwa Allah itu lebih daripada satu orang (plural) alias Allah tritunggal. Allah tritunggal adalah Allah Bapa, Anak, dan Roh Kudus. Mereka bertiga saling mengenal dan mengasihi satu sama lain dan kita diciptakan menurut desain Allah tritunggal atau kita didesain untuk suatu hubungan atau relationships.</text:p>
      <text:p text:style-name="P1"/>
      <text:p text:style-name="P1">==========</text:p>
      <text:p text:style-name="P1">SLIDE #3</text:p>
      <text:p text:style-name="P1">==========</text:p>
      <text:p text:style-name="P1">We were designed for relationships</text:p>
      <text:p text:style-name="P1"/>
      <text:p text:style-name="P1">Sesudah Adam diciptakan oleh Tuhan, Adam ditempatkan di Taman Eden dan kesendiriannya itu TIDAK BAIK. Adam sudah mempunyai relasi "vertikal" dengan Tuhan tetapi relasi "vertikal" itu tidak cukup; Tuhan juga mendesain kita untuk mempunyai relasi "horizontal" dengan manusia lain. Relasi <text:soft-page-break/>"horizontal" dengan manusia lain berupa kasih atau saling mengasihi antar manusia itu yang dibutuhkan oleh Adam. Oleh sebab itu, kesendirian di Taman Eden itu merupakan sesuai yang TIDAK BAIK. Mungkin kita tidak akan terkejut bahwa semua uang, kenyamanan, dan kesenangan di dunia (Taman Eden yang mau kita buat) ini tidak dapat memenuhi seperti yang KASIH dapat penuhi. </text:p>
      <text:p text:style-name="P1"/>
      <text:p text:style-name="P1"/>
      <text:p text:style-name="P1">==========</text:p>
      <text:p text:style-name="P1">SLIDE #4</text:p>
      <text:p text:style-name="P1">==========</text:p>
      <text:p text:style-name="P1">Family and relationships are a greater blessing and provide greater satisfaction than anything money can buy</text:p>
      <text:p text:style-name="P1"/>
      <text:p text:style-name="P1">Sebagai respons akan kebutuhan Adam akan kasih itu dan juga biar Adam ngga sendiri lagi, Tuhan menciptakan penolong yang dalam bahasa aslinya adalah 'ezer yang berarti "helper-companion" teman penolong, a friend.</text:p>
      <text:p text:style-name="P1"/>
      <text:p text:style-name="P1">==========</text:p>
      <text:p text:style-name="P1">SLIDE #5</text:p>
      <text:p text:style-name="P1">==========</text:p>
      <text:p text:style-name="P1">'ezer = "helper-companion", a friend</text:p>
      <text:p text:style-name="P1"/>
      <text:p text:style-name="P1">Ketika Adam melihat perempuan, dia merespon seperti dicatat di Kejadian 2:23</text:p>
      <text:p text:style-name="P1"/>
      <text:p text:style-name="P1">==========</text:p>
      <text:p text:style-name="P1">SLIDE #6</text:p>
      <text:p text:style-name="P1">==========</text:p>
      <text:p text:style-name="P1">Maka laki-laki itu berkata, "Inilah dia yang cocok bagiku! Tulangnya dari tulangku, dan dagingnya dari dagingku!</text:p>
      <text:p text:style-name="P1">Aku akan menyebut dia 'perempuan', karena dia diambil dariku."</text:p>
      <text:p text:style-name="P1"/>
      <text:p text:style-name="P1">Kita dapat melihat bahwa Tuhan memberikan Adam seorang teman yang menjadi pasangannya. <text:span text:style-name="T1">Demikianlah asal mula dari </text:span><text:span text:style-name="T3">marriage </text:span><text:span text:style-name="T6">yang mudah-mudahan dapat saudara-saudari mengerti</text:span><text:span text:style-name="T1">.</text:span></text:p>
      <text:p text:style-name="P1"/>
      <text:p text:style-name="P26"><text:soft-page-break/>Dalam Efesus 5:28</text:p>
      <text:p text:style-name="P26"/>
      <text:p text:style-name="P3">==========</text:p>
      <text:p text:style-name="P3">SLIDE #<text:span text:style-name="T7">7</text:span></text:p>
      <text:p text:style-name="P3">==========</text:p>
      <text:p text:style-name="P26">Demikian juga suami harus mengasihi isterinya sama seperti tubuhnya sendiri: Siapa yang mengasihi isterinya mengasihi dirinya sendiri. </text:p>
      <text:p text:style-name="P26"/>
      <text:p text:style-name="P28">Rasul Paulus merujuk fakta bahwa kesehatan adalah dasar dari s<text:span text:style-name="T8">emua</text:span> <text:span text:style-name="T9">yang dapat kita lakukan. <text:line-break/></text:span><text:span text:style-name="T10">Mama saya selalu berpesan bahwa kesehatan adalah nomor satu, ya nomor dua lah ya setelah Tuhan. </text:span></text:p>
      <text:p text:style-name="P28"><text:span text:style-name="T11">Ya, </text:span><text:span text:style-name="T12">apapun yang </text:span><text:span text:style-name="T13">kita </text:span><text:span text:style-name="T12">lakukan </text:span><text:span text:style-name="T13">untuk membuat kita happy tapi kalau kita mendahulukan hal itu </text:span><text:span text:style-name="T15">tanpa memperhatikan </text:span><text:span text:style-name="T14">kesehatan </text:span><text:span text:style-name="T15">maka cepat atau lambat kesehatan </text:span><text:span text:style-name="T16">kita akan menurun dan sakit. Akibatnya, kita tidak dapat melakukan </text:span><text:span text:style-name="T17">apapun </text:span><text:span text:style-name="T18">karena kita sakit. </text:span></text:p>
      <text:p text:style-name="P28"/>
      <text:p text:style-name="P29">Seperti yang Paulus katakan, perkawinan seperti kesehatan tubuh kita. Kalau kesehatan adalah dasar dari semua yang kita lakukan, maka perkawinan adalah hubungan manusia yang paling dasar dalam kehidupan kita. <text:span text:style-name="T19">Perkawinan harus menjadi prioritas utama. </text:span><text:span text:style-name="T20">Agar perkawinan menjadi prioritas </text:span><text:span text:style-name="T21">utama, hubungan manusia yang paling mendasar ini, hubungan kita dengan pasangan kita harus merupakan </text:span></text:p>
      <text:p text:style-name="P29"/>
      <text:p text:style-name="P4">==========</text:p>
      <text:p text:style-name="P4">SLIDE #<text:span text:style-name="T22">8</text:span></text:p>
      <text:p text:style-name="P4">==========</text:p>
      <text:p text:style-name="P30">Spiritual Friendship</text:p>
      <text:p text:style-name="P30"/>
      <text:p text:style-name="P40">Mungkin kita menganggap <text:span text:style-name="T23">spiritual friendship adalah hubungan anda dan pasangan yang sama-sama sudah jadi orang percaya. </text:span><text:span text:style-name="T24">Anda sudah terima Yesus dan pasangan anda juga sudah terima Yesus. </text:span><text:span text:style-name="T25">That’s good, that’s awesome </text:span><text:span text:style-name="T26">tetapi spiritual friendship </text:span><text:span text:style-name="T27">bukanlah itu. </text:span><text:span text:style-name="T28">Jadi apakah </text:span><text:span text:style-name="T29">spiritual frienship?</text:span></text:p>
      <text:p text:style-name="P40"/>
      <text:p text:style-name="P5">==========</text:p>
      <text:p text:style-name="P5">SLIDE #<text:span text:style-name="T30">9</text:span></text:p>
      <text:p text:style-name="P5">==========</text:p>
      <text:p text:style-name="P31">Spiritual Friendship <text:span text:style-name="T31">= eagerly helping one another know, serve, love, and resemble God in deeper and deeper ways</text:span></text:p>
      <text:p text:style-name="P31"><text:soft-page-break/></text:p>
      <text:p text:style-name="P41">Kita dan pasangan kita belajar dengan <text:span text:style-name="T32">semangat &amp; tak jemu-jemu menolong satu sama lain untuk tahu, melayani, mengasihi, dan menyerupai Tuhan dengan </text:span><text:span text:style-name="T33">semakin hari semakin mendalam.</text:span></text:p>
      <text:p text:style-name="P41"/>
      <text:p text:style-name="P42">Mari kita baca Efesus 5:25-27</text:p>
      <text:p text:style-name="P42"/>
      <text:p text:style-name="P6">==========</text:p>
      <text:p text:style-name="P6">SLIDE #<text:span text:style-name="T34">10</text:span></text:p>
      <text:p text:style-name="P6">==========</text:p>
      <text:p text:style-name="P32">For husbands, this means love your wives, just as Christ loved the church. He gave up his life for her.</text:p>
      <text:p text:style-name="P32"/>
      <text:p text:style-name="P7">==========</text:p>
      <text:p text:style-name="P7">SLIDE #<text:span text:style-name="T34">1</text:span><text:span text:style-name="T35">1</text:span></text:p>
      <text:p text:style-name="P7">==========</text:p>
      <text:p text:style-name="P33">to make her holy and clean, washed by the cleansing of God's word.</text:p>
      <text:p text:style-name="P8">==========</text:p>
      <text:p text:style-name="P8">SLIDE #<text:span text:style-name="T34">1</text:span><text:span text:style-name="T36">2</text:span></text:p>
      <text:p text:style-name="P8">==========</text:p>
      <text:p text:style-name="P34">He did this to present her to himself as a glorious church without a spot or wrinkle or any other blemish. Instead, she will be holy and without fault.</text:p>
      <text:p text:style-name="P41"/>
      <text:p text:style-name="P43"><text:span text:style-name="T37">Di sini k</text:span>ita <text:span text:style-name="T37">belajar bahwa p</text:span>erkawinan <text:span text:style-name="T37">membutuhkan banyak kerja </text:span><text:span text:style-name="T38">bukan hanya happy-happy saja. </text:span><text:span text:style-name="T39">Paulus menyampaikan dalam tulisannya untuk jemaat Efesus bahwa </text:span><text:span text:style-name="T40">tujuan perkawinan adalah membuat kita “holy </text:span><text:span text:style-name="T41">and without fault</text:span><text:span text:style-name="T40">”. </text:span><text:span text:style-name="T42">Apakah arti dari </text:span><text:span text:style-name="T40">“holy </text:span><text:span text:style-name="T41">and without fault</text:span><text:span text:style-name="T40">”?</text:span></text:p>
      <text:p text:style-name="P43"/>
      <text:p text:style-name="P45">Seperti yang Pastor Jeffrey Rachmat state dalam khotbahnya di JPCC:</text:p>
      <text:p text:style-name="P45"/>
      <text:p text:style-name="P9">==========</text:p>
      <text:p text:style-name="P9">SLIDE #<text:span text:style-name="T34">1</text:span><text:span text:style-name="T87">3</text:span></text:p>
      <text:p text:style-name="P9">==========</text:p>
      <text:p text:style-name="P44">You can come as you are, but you CANNOT stay as you are</text:p>
      <text:p text:style-name="P44"/>
      <text:p text:style-name="P46">Artinya kita memiliki karakter Yesus yang disebut <text:span text:style-name="T43">buah Roh Kudus </text:span><text:span text:style-name="T44">di Galatia 5:22-</text:span><text:span text:style-name="T45">25:</text:span></text:p>
      <text:p text:style-name="P46"><text:soft-page-break/></text:p>
      <text:p text:style-name="P10">==========</text:p>
      <text:p text:style-name="P10">SLIDE #<text:span text:style-name="T34">1</text:span><text:span text:style-name="T87">4</text:span></text:p>
      <text:p text:style-name="P10">==========</text:p>
      <text:p text:style-name="P35">Tetapi buah Roh ialah: kasih, sukacita, damai sejahtera, kesabaran, kemurahan, kebaikan, kesetiaan,</text:p>
      <text:p text:style-name="P35"/>
      <text:p text:style-name="P11">==========</text:p>
      <text:p text:style-name="P11">SLIDE #<text:span text:style-name="T34">1</text:span><text:span text:style-name="T87">5</text:span></text:p>
      <text:p text:style-name="P11">==========</text:p>
      <text:p text:style-name="P36">kelemahlembutan, penguasaan diri. Tidak ada hukum yang menentang hal-hal itu.</text:p>
      <text:p text:style-name="P36"/>
      <text:p text:style-name="P12">==========</text:p>
      <text:p text:style-name="P12">SLIDE #<text:span text:style-name="T34">1</text:span><text:span text:style-name="T87">6</text:span></text:p>
      <text:p text:style-name="P12">==========</text:p>
      <text:p text:style-name="P37">Barangsiapa menjadi milik Kristus Yesus, ia telah menyalibkan daging dengan segala hawa nafsu dan keinginannya.</text:p>
      <text:p text:style-name="P37"/>
      <text:p text:style-name="P13">==========</text:p>
      <text:p text:style-name="P13">SLIDE #<text:span text:style-name="T34">1</text:span><text:span text:style-name="T87">7</text:span></text:p>
      <text:p text:style-name="P13">==========</text:p>
      <text:p text:style-name="P38">Jikalau kita hidup oleh Roh, baiklah hidup kita juga dipimpin oleh Roh</text:p>
      <text:p text:style-name="P38"/>
      <text:p text:style-name="P47">Setiap halaman di Alkitab menceritakan bahwa perjalanan menuju <text:span text:style-name="T46">tujuan </text:span><text:span text:style-name="T48">ini </text:span><text:span text:style-name="T47">tidak dapat </text:span><text:span text:style-name="T48">dikerjakan sendiri. Kita harus menghadapi tantangan ini dan men-sharing-kannya dengan </text:span><text:span text:style-name="T49">saudara-saudari dalam Kristus dan sahabat. </text:span><text:span text:style-name="T53">Dengan bro dan sis dalam Kristus, kita saling mendoakan dan menguatkan. </text:span><text:span text:style-name="T50">Terlebih lagi, kita sharing-kan </text:span><text:span text:style-name="T52">perjalanan ini </text:span><text:span text:style-name="T50">dengan </text:span><text:span text:style-name="T51">sahabat terbaik </text:span><text:span text:style-name="T52">kita, yaitu pasangan kita.</text:span></text:p>
      <text:p text:style-name="P47"/>
      <text:p text:style-name="P48">Di atas segalanya, <text:span text:style-name="T54">perkawinan membawa dan menyingkapkan </text:span><text:span text:style-name="T55">sifat, natur yang berada di dalam diri kita </text:span><text:span text:style-name="T56">yang selama ini tersembunyi </text:span><text:span text:style-name="T57">dari </text:span><text:span text:style-name="T58">semua orang, termasuk diri kita</text:span><text:span text:style-name="T55">. </text:span><text:span text:style-name="T59">Sekarang sifat dan natur itu </text:span><text:span text:style-name="T60">terlihat oleh pasangan kita. </text:span></text:p>
      <text:p text:style-name="P48"/>
      <text:p text:style-name="P49"><text:span text:style-name="T61">Umumnya, </text:span><text:span text:style-name="T62">kita masuk ke perkawinan melalui “</text:span><text:span text:style-name="T63">in-love</text:span><text:span text:style-name="T62">” </text:span><text:span text:style-name="T63">experience.</text:span></text:p>
      <text:p text:style-name="P49"/>
      <text:p text:style-name="P14"><text:soft-page-break/>==========</text:p>
      <text:p text:style-name="P14">SLIDE #<text:span text:style-name="T34">1</text:span><text:span text:style-name="T88">8</text:span></text:p>
      <text:p text:style-name="P14">==========</text:p>
      <text:p text:style-name="P39">"in-love" experience</text:p>
      <text:p text:style-name="P39"/>
      <text:p text:style-name="P50">Dua orang jatuh cinta dan mungkin atau hampir terobsesi satu sama lain. <text:span text:style-name="T64">Penasihat perkawinan </text:span><text:span text:style-name="T65">Gary Chapman </text:span><text:span text:style-name="T66">membuktikan bahwa </text:span><text:span text:style-name="T67">fase </text:span><text:span text:style-name="T68">in-love biasanya berlangsung sekitar beberapa bulan sampai 2 tahun. </text:span><text:span text:style-name="T69">Fase in-love fase ketika kita merasa pasangan begitu perfect di semua aspek. </text:span><text:span text:style-name="T70">Orang lain atau papa mama bilang apa juga … ngga ngefek karena you are in love.</text:span></text:p>
      <text:p text:style-name="P50"/>
      <text:p text:style-name="P51"><text:span text:style-name="T71">Fase in-love berlalu ketika kekurangan pasangan kita mulai terlihat; </text:span><text:span text:style-name="T72">hal yang kecil mulai terlihat besar. </text:span><text:span text:style-name="T73">Contohnya, </text:span><text:span text:style-name="T74">suami istri sama-sama bekerja. Sang suami cuek dengan pekerjaan rumah. </text:span><text:span text:style-name="T75">Dan seterusnya.</text:span></text:p>
      <text:p text:style-name="P51"><text:span text:style-name="T78">Pasangan kita menjadi seperti orang asing yang tidak kita kenal.</text:span><text:span text:style-name="T75"> </text:span></text:p>
      <text:p text:style-name="P50"/>
      <text:p text:style-name="P52">Kalau kita tidak mengetahui bahwa tujuan perkawinan adalah <text:span text:style-name="T76">untuk spiritual friendship, hal ini berbahaya. Kalau kita mengetahui tujuan perkawinan adalah untuk spiritual friendship, yaitu bahwa perkawinan adalah perjalanan untuk menolong satu sama lain bertumbuh, melepaskan diri dari dosa dan menjadi serupa dengan pribadi Tuhan, maka kita siap untuk </text:span><text:span text:style-name="T77">bekerja.</text:span></text:p>
      <text:p text:style-name="P52"/>
      <text:p text:style-name="P53">Ada tiga kekuatan / power yang akan bekerja dalam perkawinan kita <text:span text:style-name="T80">baik </text:span><text:span text:style-name="T78">ketika kita </text:span><text:span text:style-name="T80">dengan gampang </text:span><text:span text:style-name="T78">mengasihi </text:span><text:span text:style-name="T79">pasangan kita </text:span><text:span text:style-name="T80">atau sulit untuk mengasihi pasangan kita</text:span><text:span text:style-name="T79">.</text:span></text:p>
      <text:p text:style-name="P53"/>
      <text:p text:style-name="P15">==========</text:p>
      <text:p text:style-name="P15">SLIDE #<text:span text:style-name="T34">1</text:span><text:span text:style-name="T89">9</text:span></text:p>
      <text:p text:style-name="P15">==========</text:p>
      <text:p text:style-name="P56">1. The Power of Truth</text:p>
      <text:p text:style-name="P54"/>
      <text:p text:style-name="P53">Perkawinan membawa dua manusia dalam kontak yang lebih dekat daripada relationship yang ada di muka bumi. Memang ada hubungan <text:span text:style-name="T81">orang tua dan anak tetapi hubungan orang tua dan anak ini berbeda karena orang tua dan anak berada di posisi yang berbeda. </text:span><text:span text:style-name="T82">Orang tua dapat memberi masukan dan anak dapat tidak peduli demikian juga dengan anak memberi masukan </text:span><text:span text:style-name="T83">ke orang tua dan orang tua dapat tidak peduli dengan kritik anak. Dan juga </text:span><text:span text:style-name="T84">pada akhirnya, sang anak diharapkan bertumbuh dan meninggalkan papa dan mama untuk membentuk keluarga baru. </text:span></text:p>
      <text:p text:style-name="P53"><text:soft-page-break/></text:p>
      <text:p text:style-name="P59">Karena relationship ini begitu dekat, kita akan melihat kekurangan dari pasangan kita. <text:span text:style-name="T85">Dari yang tadinya </text:span><text:span text:style-name="T86">kecil </text:span><text:span text:style-name="T90">remeh temeh, </text:span><text:span text:style-name="T91">tetapi pada saatnya nanti </text:span><text:span text:style-name="T92">akan menjadi masalah besa</text:span><text:span text:style-name="T93">r. <text:s/></text:span></text:p>
      <text:p text:style-name="P59"/>
      <text:p text:style-name="P16">==========</text:p>
      <text:p text:style-name="P16">SLIDE #<text:span text:style-name="T94">20</text:span></text:p>
      <text:p text:style-name="P16">==========</text:p>
      <text:p text:style-name="P57">Power of Truth: <text:span text:style-name="T95">t</text:span>he power to show you the truth about who you are</text:p>
      <text:p text:style-name="P55"/>
      <text:p text:style-name="P60">Apakah <text:span text:style-name="T153">kekurangan kita </text:span>yang pasangan <text:span text:style-name="T154">kita lihat?</text:span></text:p>
      <text:p text:style-name="P61">Mungkin kita adalah orang yang segala takut dan penuh kekuatiran.</text:p>
      <text:p text:style-name="P62">Mungkin kita orang yang sombong, merasa diri benar dan egois.</text:p>
      <text:p text:style-name="P62">Mungkin kita orang yang tidak fleksibel dan menuntut <text:span text:style-name="T155">dan ngambek </text:span>kalau tidak sesuai dengan kita.</text:p>
      <text:p text:style-name="P63">Mungkin kita belum bisa mengendalikan mulut kita … kata-kata kita pedas dan kasar.</text:p>
      <text:p text:style-name="P63">Mungkin <text:span text:style-name="T156">kita orang yang tidak disiplin dengan kecenderungan tidak dapat diandalkan dan </text:span><text:span text:style-name="T157">tidak terorganisir.</text:span></text:p>
      <text:p text:style-name="P64">Mungkin kita orang yang tidak peka, tidak peduli, cuek dengan keadaan sekitar.</text:p>
      <text:p text:style-name="P64">Mungkin <text:span text:style-name="T158">kita orang </text:span><text:span text:style-name="T159">yang perfeksionis dengan kecenderungan untuk men-judge dan mengkritik orang lain.</text:span></text:p>
      <text:p text:style-name="P65">Mungkin kita orang yang tak sabar, gampang ngambek dengan kecenderungan menyimpan dendam atau kehilangan kendali.</text:p>
      <text:p text:style-name="P66">Mungkin kita orang yang pelit dengan diri sendiri dan tidak mau berbagi dengan orang lain,</text:p>
      <text:p text:style-name="P67">dan lain sebagainya.</text:p>
      <text:p text:style-name="P55"/>
      <text:p text:style-name="P68">Power ke-2 yang akan bekerja adalah </text:p>
      <text:p text:style-name="P68"/>
      <text:p text:style-name="P17">==========</text:p>
      <text:p text:style-name="P17">SLIDE #<text:span text:style-name="T94">2</text:span><text:span text:style-name="T96">1</text:span></text:p>
      <text:p text:style-name="P17">==========</text:p>
      <text:p text:style-name="P17">2. The Power of Love</text:p>
      <text:p text:style-name="P58"/>
      <text:p text:style-name="P69"><text:span text:style-name="T97">Kita masuk ke dalam perkawinan </text:span><text:span text:style-name="T98">sambil membawa citra diri, nilai diri. Citra atau nilai diri ini adalah hasil dari judgment-judgment orang-orang bertahun-tahun, seperti dari orang tua, saudara-saudara, </text:span><text:soft-page-break/><text:span text:style-name="T98">teman laki-laki, teman perempuan, guru-guru, dan </text:span><text:span text:style-name="T99">lain-lain</text:span><text:span text:style-name="T98">. </text:span><text:span text:style-name="T100">Ada bilang kamu pintar, kamu bodoh, kamu rajin, kamu malas, kamu hopeless, dll. </text:span><text:span text:style-name="T101">Suka atau tidak suka, citra diri kita terpengaruh oleh judgment-judgment mereka. </text:span><text:span text:style-name="T102">Nah citra diri ini kita bawa ke dalam perkawinan. </text:span></text:p>
      <text:p text:style-name="P70">Nah, sekarang dalam perkawinan kita, <text:span text:style-name="T104">believe it or not, </text:span>pasangan kita <text:span text:style-name="T103">mempunyai </text:span><text:span text:style-name="T104">po</text:span><text:span text:style-name="T105">wer untuk mengubah citra atau diri kita.</text:span></text:p>
      <text:p text:style-name="P70"/>
      <text:p text:style-name="P18">==========</text:p>
      <text:p text:style-name="P18">SLIDE #<text:span text:style-name="T94">2</text:span><text:span text:style-name="T110">2</text:span></text:p>
      <text:p text:style-name="P18">==========</text:p>
      <text:p text:style-name="P18">Marriage puts into your spouse's hand a massive power to reprogram your own self-appreciation</text:p>
      <text:p text:style-name="P72"><text:s/></text:p>
      <text:p text:style-name="P73">Cinta, kasih, dan affirmation dari pasangan kita mempunyai power untuk menyembuhkan <text:span text:style-name="T106">kita </text:span><text:span text:style-name="T107">dari luka yang paling dalam sekalian pun. </text:span><text:span text:style-name="T108">Mengapa? Jika seluruh dunia mengatakan kita jelek tapi pasangan kita bilang cantik, kita merasa cantik. </text:span><text:span text:style-name="T109">Atau dengan kata lain, </text:span></text:p>
      <text:p text:style-name="P73"/>
      <text:p text:style-name="P19">==========</text:p>
      <text:p text:style-name="P19">SLIDE #<text:span text:style-name="T94">2</text:span><text:span text:style-name="T111">3</text:span></text:p>
      <text:p text:style-name="P19">==========</text:p>
      <text:p text:style-name="P19">Your heart may condemn you, but your spouse's opinion is greater than your heart</text:p>
      <text:p text:style-name="P19"/>
      <text:p text:style-name="P74">Sebelum kita masuk ke power ke-<text:span text:style-name="T112">3, </text:span><text:span text:style-name="T113">kita akan melihat dua power ini. </text:span><text:span text:style-name="T114">Dua power ini </text:span><text:span text:style-name="T115">sulit untuk digabungkan. </text:span><text:span text:style-name="T116">Ketika </text:span><text:span text:style-name="T117">kita mengungkapkan apa yang menjadi kekurangan pasangan, </text:span><text:span text:style-name="T118">sering kita melukai perasaan pasangan …. </text:span><text:span text:style-name="T119">Apa yang kita butuhkan </text:span><text:span text:style-name="T120">adalah kita perlu merasa dikasihi/disayangi oleh pasangan kita </text:span><text:span text:style-name="T121">dan ketika mereka mengkritik kita, kita </text:span><text:span text:style-name="T122">mempunyai rasa aman untuk mengakui kesalahan kita. </text:span><text:span text:style-name="T123">Pada saat itu kita tahu siapa diri kira dan bertumbuh. </text:span></text:p>
      <text:p text:style-name="P74"><text:span text:style-name="T124">Ini seharusnya yang terjadi tetapi biasanya hal ini tidak terjadi. </text:span><text:span text:style-name="T125">Mengapa?</text:span></text:p>
      <text:p text:style-name="P75">Karena ketika kita melihat kekurangan pasangan, <text:span text:style-name="T126">kita mungkin menjadi terlalu marah. </text:span></text:p>
      <text:p text:style-name="P79">Pada saat itu, sangatlah sulit untuk mengungkapkan kebenaran dengan kasih. <text:s text:c="4"/></text:p>
      <text:p text:style-name="P76"/>
      <text:p text:style-name="P20"/>
      <text:p text:style-name="P20">==========</text:p>
      <text:p text:style-name="P20">SLIDE #<text:span text:style-name="T94">2</text:span><text:span text:style-name="T127">4</text:span></text:p>
      <text:p text:style-name="P20">==========</text:p>
      <text:p text:style-name="P20"><text:soft-page-break/>Truth without love ruins the oneness</text:p>
      <text:p text:style-name="P77"/>
      <text:p text:style-name="P80">Demikian juga apabila power of love tanpa <text:span text:style-name="T128">truth. Hal ini akan memberikan </text:span><text:span text:style-name="T129">ilusi yang tidak memberikan pertumbuhan:</text:span></text:p>
      <text:p text:style-name="P80"/>
      <text:p text:style-name="P21">==========</text:p>
      <text:p text:style-name="P21">SLIDE #<text:span text:style-name="T94">2</text:span><text:span text:style-name="T130">5</text:span></text:p>
      <text:p text:style-name="P21">==========</text:p>
      <text:p text:style-name="P21">Love without truth gives the illusion of unity but actually stops the journey and the growth</text:p>
      <text:p text:style-name="P78"/>
      <text:p text:style-name="P81">Misalkan, sang istri <text:span text:style-name="T131">atau sang suami yang melakukan semua pekerjaan rumah tangga dan pasangannya tidak peka.</text:span></text:p>
      <text:p text:style-name="P81"/>
      <text:p text:style-name="P82">Untuk dapat menggabungkan truth dan love, kita harus mengalami pengalaman Jesus’s grace. <text:span text:style-name="T132">Kasih Yesus </text:span><text:span text:style-name="T133">dalam pengorbananNya di kayu salib akan memampukan kita untuk mempraktekkan </text:span><text:span text:style-name="T134">dua skill paling penting dalam perkawinan:</text:span></text:p>
      <text:p text:style-name="P82"/>
      <text:p text:style-name="P22">==========</text:p>
      <text:p text:style-name="P22">SLIDE #<text:span text:style-name="T94">2</text:span><text:span text:style-name="T135">6</text:span></text:p>
      <text:p text:style-name="P22">=========<text:span text:style-name="T135">=</text:span></text:p>
      <text:p text:style-name="P82">Forgiveness dan Repentance</text:p>
      <text:p text:style-name="P82"/>
      <text:p text:style-name="P84">Hanya jika kita sangat baik dalam memaafkan (<text:span text:style-name="T2">forgiving</text:span>) <text:span text:style-name="T136">dan sangat baik dalam pertobatan (</text:span><text:span text:style-name="T4">repenting</text:span><text:span text:style-name="T136">), power of truth dan power of love dapat digabungkan.</text:span></text:p>
      <text:p text:style-name="P84"/>
      <text:p text:style-name="P85">Ilustrasi tiga power ini adalah Gem Tumbler</text:p>
      <text:p text:style-name="P85"/>
      <text:p text:style-name="P23">==========</text:p>
      <text:p text:style-name="P23">SLIDE #<text:span text:style-name="T94">2</text:span><text:span text:style-name="T137">7</text:span></text:p>
      <text:p text:style-name="P23">=========<text:span text:style-name="T135">=</text:span></text:p>
      <text:p text:style-name="P86">Gem Tumbler <text:span text:style-name="T145">part I</text:span></text:p>
      <text:p text:style-name="P86"/>
      <text:p text:style-name="P24">==========</text:p>
      <text:p text:style-name="P24"><text:soft-page-break/>SLIDE #<text:span text:style-name="T94">2</text:span><text:span text:style-name="T146">8</text:span></text:p>
      <text:p text:style-name="P24">=========<text:span text:style-name="T135">=</text:span></text:p>
      <text:p text:style-name="P87">Gem Tumbler <text:span text:style-name="T145">part I</text:span><text:span text:style-name="T147">I</text:span></text:p>
      <text:p text:style-name="P87"/>
      <text:p text:style-name="P87"/>
      <text:p text:style-name="P86">Batu-batu <text:span text:style-name="T142">permata</text:span> tersebut dimasukkan ke Gem Tumbler. <text:span text:style-name="T138">S</text:span>emacam powder juga dimasukkan <text:span text:style-name="T138">yang digabungkan dengan air </text:span><text:span text:style-name="T139">akan menjadikan kontak antar </text:span><text:span text:style-name="T143">gem-gem</text:span><text:span text:style-name="T139"> </text:span><text:span text:style-name="T140">konstruktif. Kontak tersebut akan </text:span><text:span text:style-name="T141">menghaluskan </text:span><text:span text:style-name="T140">sisi-sisi yang kasar </text:span><text:span text:style-name="T141">sampai setiap </text:span><text:span text:style-name="T144">gem menjadi </text:span><text:span text:style-name="T5">smooth</text:span><text:span text:style-name="T144"> dan indah. </text:span></text:p>
      <text:p text:style-name="P83"/>
      <text:p text:style-name="P25">==========</text:p>
      <text:p text:style-name="P25">SLIDE #<text:span text:style-name="T94">2</text:span><text:span text:style-name="T148">9</text:span></text:p>
      <text:p text:style-name="P25">=========<text:span text:style-name="T135">=</text:span></text:p>
      <text:p text:style-name="P88">Gem Tumbler <text:span text:style-name="T145">part I</text:span><text:span text:style-name="T147">I</text:span><text:span text:style-name="T149">I</text:span></text:p>
      <text:p text:style-name="P88"/>
      <text:p text:style-name="P89">Grit+Water adalah power of grace yang menyatukan power of truth dan power of love. </text:p>
      <text:p text:style-name="P89"/>
      <text:p text:style-name="P90"><text:span text:style-name="T150">Sebagai penutup</text:span>, kita akan melihat <text:span text:style-name="T151">natural </text:span><text:span text:style-name="T152">order dari sebuah keluarga Kristen.</text:span></text:p>
      <text:p text:style-name="P90"/>
      <text:p text:style-name="P90"/>
      <text:p text:style-name="P91"/>
      <text:p text:style-name="P71"/>
      <text:p text:style-name="P73"/>
      <text:p text:style-name="P53"/>
      <text:p text:style-name="P52"/>
      <text:p text:style-name="P50"/>
      <text:p text:style-name="P50"/>
      <text:p text:style-name="P39"/>
      <text:p text:style-name="P49"/>
      <text:p text:style-name="P92"><text:s/></text:p>
      <text:p text:style-name="P47"/>
      <text:p text:style-name="P47"/>
      <text:p text:style-name="P47"/>
      <text:p text:style-name="P46"/>
      <text:p text:style-name="P27"><text:soft-page-break/></text:p>
      <text:p text:style-name="P29"/>
      <text:p text:style-name="P93"><text:s text:c="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7:02:41.016228396</meta:creation-date>
    <dc:date>2023-09-01T15:16:13.145380467</dc:date>
    <meta:editing-duration>PT11H32M14S</meta:editing-duration>
    <meta:editing-cycles>313</meta:editing-cycles>
    <meta:generator>LibreOffice/7.5.5.2$Linux_X86_64 LibreOffice_project/50$Build-2</meta:generator>
    <meta:document-statistic meta:table-count="0" meta:image-count="0" meta:object-count="0" meta:page-count="12" meta:paragraph-count="192" meta:word-count="2172" meta:character-count="14612" meta:non-whitespace-character-count="12597"/>
  </office:meta>
</office:document-meta>
</file>